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04d434" officeooo:paragraph-rsid="0004d434"/>
    </style:style>
    <style:style style:name="P2" style:family="paragraph" style:parent-style-name="Standard">
      <style:paragraph-properties fo:line-height="200%"/>
      <style:text-properties officeooo:rsid="000564c3" officeooo:paragraph-rsid="0017fe92"/>
    </style:style>
    <style:style style:name="P3" style:family="paragraph" style:parent-style-name="Standard">
      <style:paragraph-properties fo:line-height="200%"/>
      <style:text-properties officeooo:rsid="000dda01" officeooo:paragraph-rsid="000dda01"/>
    </style:style>
    <style:style style:name="P4" style:family="paragraph" style:parent-style-name="Standard">
      <style:paragraph-properties fo:line-height="200%"/>
      <style:text-properties officeooo:rsid="000656e2" officeooo:paragraph-rsid="0017fe92"/>
    </style:style>
    <style:style style:name="P5" style:family="paragraph" style:parent-style-name="Standard">
      <style:paragraph-properties fo:line-height="200%"/>
      <style:text-properties officeooo:rsid="000656e2" officeooo:paragraph-rsid="000b43ba"/>
    </style:style>
    <style:style style:name="P6" style:family="paragraph" style:parent-style-name="Standard">
      <style:paragraph-properties fo:line-height="200%"/>
      <style:text-properties officeooo:rsid="0010d820" officeooo:paragraph-rsid="000dda01"/>
    </style:style>
    <style:style style:name="T1" style:family="text">
      <style:text-properties officeooo:rsid="000656e2"/>
    </style:style>
    <style:style style:name="T2" style:family="text">
      <style:text-properties officeooo:rsid="000b43ba"/>
    </style:style>
    <style:style style:name="T3" style:family="text">
      <style:text-properties officeooo:rsid="000bc538"/>
    </style:style>
    <style:style style:name="T4" style:family="text">
      <style:text-properties officeooo:rsid="0010d820"/>
    </style:style>
    <style:style style:name="T5" style:family="text">
      <style:text-properties officeooo:rsid="001412f2"/>
    </style:style>
    <style:style style:name="T6" style:family="text">
      <style:text-properties officeooo:rsid="0014f4a3"/>
    </style:style>
    <style:style style:name="T7" style:family="text">
      <style:text-properties officeooo:rsid="0016d47a"/>
    </style:style>
    <style:style style:name="T8" style:family="text">
      <style:text-properties officeooo:rsid="001da82e"/>
    </style:style>
    <style:style style:name="T9" style:family="text">
      <style:text-properties officeooo:rsid="001f26dc"/>
    </style:style>
    <style:style style:name="T10" style:family="text">
      <style:text-properties officeooo:rsid="0020d442"/>
    </style:style>
    <style:style style:name="T11" style:family="text">
      <style:text-properties officeooo:rsid="00223fc5"/>
    </style:style>
    <style:style style:name="T12" style:family="text">
      <style:text-properties officeooo:rsid="0022cb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the Heck is GitHub?</text:p>
      <text:p text:style-name="P1"/>
      <text:p text:style-name="P1"><text:tab/><text:span text:style-name="T5">GitHub is both a website and a piece of software. It is essentially a tool that allows a</text:span> programmer to work on a <text:span text:style-name="T5">coding</text:span> project <text:span text:style-name="T5">and maintain a history of all the changes that were made in the code. This typically is done by simply having multiple copies of the files on the computer. If bad changes are made, the programmer can start over from a version of the file that didn't have the bad code. In design, this is done by copying pages in the InDesign file or artboards in Illustrator. While GitHub still stores does this, it allows the user to more easily review the changes, see a history of all the changes and who made them and revert to older files if needed.</text:span> <text:span text:style-name="T6">For example, suppose a programmer was working on the html of a website. </text:span>They start the coding and have files and folders on their computer <text:span text:style-name="T7">for the project</text:span>. The programmer <text:span text:style-name="T6">would then create a repository on the GitHub website and uploads those files and folders to it.</text:span> The <text:span text:style-name="T3">r</text:span>epository <text:span text:style-name="T3">is</text:span> simply a copy of the files as they are at that point. The programmer <text:span text:style-name="T6">then</text:span> keeps working on the <text:span text:style-name="T6">website on their own computer. The GitHub software tracks the changes where they can be reviewed and annotated. The programmer would then occasionally update the repository online with the changed files.</text:span> GitHub saves that copy in the repository <text:span text:style-name="T6">as</text:span> the main copy, while maintaining the previous copy as a<text:span text:style-name="T6">n</text:span> <text:span text:style-name="T6">older </text:span>version. <text:span text:style-name="T7">Suppose t</text:span>h<text:span text:style-name="T2">e programmer </text:span>needs help with the <text:span text:style-name="T7">project because they don't know how to code a certain part of it</text:span> so they ask a <text:span text:style-name="T7">friend for help</text:span>. The <text:span text:style-name="T7">friend would make a copy of the repository as their own and download it to their own computer to work on.</text:span> <text:span text:style-name="T7">T</text:span>his programmer <text:span text:style-name="T7">then </text:span>saves changes, <text:span text:style-name="T7">which are tracked in GitHub and <text:s/>updated in their repository</text:span>. <text:span text:style-name="T9">To apply these changes to the original files, this programmer would have to send a request to their friend to see if they want to use the changes. The changes can be discussed and tested and then merged into main file</text:span>. Both <text:span text:style-name="T10">of </text:span>the programmers now reach <text:soft-page-break/>a point where they are having trouble. They open up the repository to the community, asking for help <text:span text:style-name="T10">by creating issues that request what needs to be worked on. Issue can also be created if someone finds an error so that one of them can come back to it to fix. </text:span>Other programmers are able to download the current copy of the code, make changes and upload them back to GitHub in the same way. <text:span text:style-name="T7">When changes are merged into the original repository, t</text:span>he new upload is then made the current version and the previous one is added to the li<text:span text:style-name="T7">s</text:span>t of saved versions. <text:span text:style-name="T7">If other users see the repository as valuable to use on their own for their own needs, they can work on it and update their own repository without necessarily sending changes to the original.</text:span></text:p>
      <text:p text:style-name="P2"><text:tab/><text:span text:style-name="T10">The GitHub software is based off of </text:span>Git <text:span text:style-name="T10">which</text:span> was created <text:span text:style-name="T1">specifically for Linux </text:span>progr<text:span text:style-name="T1">ammers to keep track of development in 2005. The GitHub software works the same way in the background but uses a visual interface instead of a command-line. The work flow of GitHub is specific to computer programming and it works well because programming code can be viewed easily and compared line to line to highlight the differences. The code can be viewed side by side to assess whether the changes should be implemented. The website can host many other files for uses other than programming like text, image and Adobe files. Comparison of text files is done similar to programming code because each line can be compared and is understandable by the user. Comparison of changes in other files is more difficult since these are in computer code and not a programming language. GitHub can recognize that the files are different but can't show the user where and the user can't decipher what the code means. Image files can be viewed directly on the website to see the changes but other files like InDesign must be downloaded and reviewed. </text:span></text:p>
      <text:p text:style-name="P4"><text:tab/>GitHub offers several membership levels <text:span text:style-name="T11">and types</text:span>. The standard free personal account allows unlimited repositories that are open to the public but allows no private ones. Personal <text:soft-page-break/>private repositories can be purchased for a monthly fee of about $1 per private repository. Organization accounts are more expensive <text:span text:style-name="T11">and allow the creation of member accounts for the programming team</text:span>. </text:p>
      <text:p text:style-name="P5"><text:tab/>In addition to hosting the repositories and allowing many programmers to work on a single project remotely, an important aspect of GitHub is the community. There are many programs like the GitHub software that will let programmers <text:span text:style-name="T11">work on code collaboratively and track changes</text:span> but the website also creates a social network. There <text:span text:style-name="T11">users</text:span> can create a profile, follow other users and projects and generate <text:span text:style-name="T11">their</text:span> own following. There is a search feature that lets users find projects to contribute to or code they can use for themselves. The site also shows the most popular projects and picks some to showcase. Also, each change that a user makes to the code can also be discussed among the contributing members as to whether it should be added <text:span text:style-name="T11">to the main files</text:span> <text:span text:style-name="T11">and why</text:span>. Like competitions for solving problems on Innocentive, having a community adds value to the offering. It allows programmers to practice coding and learn from each other <text:span text:style-name="T11">and discuss best practices</text:span>. This raises the skills of the group as a whole <text:span text:style-name="T11">and builds a network</text:span>. In addition, GitHub has partnered with companies to offer developer tools free for students. Their goal is to give students real world experience in developing software which will ultimately lead to better programmers and better software in the future. </text:p>
      <text:p text:style-name="P3"><text:tab/><text:span text:style-name="T4">GitHub takes privacy, security and ownership very seriously. The website stores and displays a history of every action taken with the account from logging in to creating repositories. Each event is marked with the date and time as well as the IP address. This way users can see if there is anything suspicious happening in their accounts. GitHub also supports two factor authentication. The first step is to log in to the site with the user's regular password. Then, another code is generated and sent to the user's phone. The user must enter this code in to the </text:span><text:soft-page-break/><text:span text:style-name="T4">website to gain access to their account. This provides extra security if the user names and passwords were to be hacked. The hacker would then not be able to access the account without the second code. Also, the company has strong physical security controls at the server location such as biometric scanning and 24/7 on site staff.</text:span></text:p>
      <text:p text:style-name="P6"><text:tab/>GitHub is very open with their privacy policy. It is simple and easy to understand. The company does not share or sell data about its users and only collects minimal data for its own use. The privacy policy also explicitly states that the user retains all rights to their data. The website's terms of service are also simple and easy to understand. One portion of the terms refers to ownership of the content that users generate on the website. It states the content is owned by the user that uploaded it but, if the repository is public, the user agrees to allow other users to view the content and to create forks. Forks are <text:span text:style-name="T12">the </text:span>copies that users make of another user's repository to work on their own. Since GitHub does not require that content have an open license, the owner is able to use it commercially, although these are most likely <text:span text:style-name="T12">held in</text:span> private repositories.</text:p>
      <text:p text:style-name="P6"><text:tab/>GitHub has put users in the center of the design of their service by making privacy, security and ownership a central part. They limit what they do with data and are open about it. They have developed a community of collaboration on top of a system that allows people to work together. The difficulty in replicating this model would be that it is specific to the characteristics of programming files and that it has developed together with the programming cult<text:span text:style-name="T8">u</text:span>r<text:span text:style-name="T8">e</text:span> over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9T19:13:08.416000000</meta:creation-date>
    <dc:date>2014-10-10T08:24:17.491000000</dc:date>
    <meta:editing-duration>PT4H54M16S</meta:editing-duration>
    <meta:editing-cycles>26</meta:editing-cycles>
    <meta:generator>LibreOffice/4.1.2.3$Windows_x86 LibreOffice_project/40b2d7fde7e8d2d7bc5a449dc65df4d08a7dd38</meta:generator>
    <meta:document-statistic meta:table-count="0" meta:image-count="0" meta:object-count="0" meta:page-count="4" meta:paragraph-count="8" meta:word-count="1359" meta:character-count="7781" meta:non-whitespace-character-count="6419"/>
  </office:meta>
</office:document-meta>
</file>